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Mono" svg:font-family="'Liberation Mono', LiberationMonoRegular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445870" style:font-name="Liberation Mono" fo:font-size="9.75pt" fo:letter-spacing="normal" fo:font-style="normal" fo:font-weight="bold"/>
    </style:style>
    <style:style style:name="T2" style:family="text">
      <style:text-properties fo:font-variant="normal" fo:text-transform="none" fo:color="#006fe0" fo:letter-spacing="normal"/>
    </style:style>
    <style:style style:name="T3" style:family="text">
      <style:text-properties fo:font-variant="normal" fo:text-transform="none" fo:color="#a67f59" style:font-name="Liberation Mono" fo:font-size="9.7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stgres</text:p>
      <text:p text:style-name="Standard">postgres</text:p>
      <text:p text:style-name="Standard">porta:5432</text:p>
      <text:p text:style-name="P1"><text:span text:style-name="T1">C:\Program</text:span><text:span text:style-name="T2"> </text:span><text:span text:style-name="T1">Files\PostgreSQL\9.5\bin</text:span><text:span text:style-name="T3">&gt;</text:span><text:span text:style-name="T1">psql</text:span><text:span text:style-name="T2"> </text:span><text:span text:style-name="T1">-d</text:span><text:span text:style-name="T2"> </text:span><text:span text:style-name="T1">dvdrental</text:span><text:span text:style-name="T2"> </text:span><text:span text:style-name="T1">-U</text:span><text:span text:style-name="T2"> </text:span><text:span text:style-name="T1">postgres</text:span><text:span text:style-name="T2"> </text:span><text:span text:style-name="T1">-W</text:span> </text:p>
      <text:p text:style-name="P1">\! pg_dump -U postgres FidelCashBR &gt; <text:a xlink:type="simple" xlink:href="../../../teste.sql" text:style-name="Internet_20_link" text:visited-style-name="Visited_20_Internet_20_Link">C:/Projetos/teste.sql</text:a></text:p>
      <text:p text:style-name="P1">\! pg_dump -U postgres --column-inserts --data-only --table=empresa FidelCashBR &gt; C:/Projetos/teste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Mono" svg:font-family="'Liberation Mono', LiberationMonoRegular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o César Ferreira</meta:initial-creator>
    <meta:creation-date>2019-12-09T10:11:47.28</meta:creation-date>
    <dc:date>2020-02-03T00:30:16.83</dc:date>
    <dc:creator>Adriano César Ferreira</dc:creator>
    <meta:editing-duration>PT1H5M18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6" meta:word-count="30" meta:character-count="256"/>
  </office:meta>
</office:document-meta>
</file>